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2000062700003F0000004F540C76501A788EC29B.svm" manifest:media-type="image/x-svm"/>
  <manifest:file-entry manifest:full-path="Pictures/100000010000026300000301873CB933E5DCCD2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6.127cm" svg:height="20.307cm" svg:x="2.625cm" svg:y="4.839cm">
          <draw:image xlink:href="Pictures/2000062700003F0000004F540C76501A788EC29B.svm" xlink:type="simple" xlink:show="embed" xlink:actuate="onLoad" draw:mime-type="image/x-svm">
            <text:p/>
          </draw:image>
          <draw:image xlink:href="Pictures/100000010000026300000301873CB933E5DCCD2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1T20:01:44.346000000</meta:creation-date>
    <dc:date>2023-03-21T20:04:30.746000000</dc:date>
    <meta:editing-duration>PT24S</meta:editing-duration>
    <meta:editing-cycles>1</meta:editing-cycles>
    <meta:document-statistic meta:object-count="1"/>
    <meta:generator>LibreOffice/7.5.1.2$Windows_X86_64 LibreOffice_project/fcbaee479e84c6cd81291587d2ee68cba099e129</meta:generator>
  </office:meta>
</office:document-meta>
</file>